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" table:style-name="ta1">
        <table:shapes>
          <draw:frame draw:z-index="0" draw:style-name="gr1" draw:text-style-name="P1" svg:width="159.99mm" svg:height="89.99mm" svg:x="0.19mm" svg:y="32.07mm">
            <loext:p draw:notify-on-update-of-ranges="graph.D2:graph.D6 graph.A7:graph.A7 graph.A2:graph.A6 graph.B7:graph.B7 graph.B2:graph.B6 graph.C7:graph.C7 graph.C2:graph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0mm" svg:y="121.66mm">
            <loext:p draw:notify-on-update-of-ranges="graph.H2:graph.H6 graph.E7:graph.E7 graph.E2:graph.E6 graph.F7:graph.F7 graph.F2:graph.F6 graph.G7:graph.G7 graph.G2:graph.G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58.49mm" svg:y="81.81mm">
            <loext:p draw:notify-on-update-of-ranges="graph.L2:graph.L6 graph.I7:graph.I7 graph.I2:graph.I6 graph.J7:graph.J7 graph.J2:graph.J6 graph.K7:graph.K7 graph.K2:graph.K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время исполнения</text:p>
          </table:table-cell>
          <table:table-cell table:number-columns-repeated="3"/>
          <table:table-cell office:value-type="string" calcext:value-type="string">
            <text:p>ускорение</text:p>
          </table:table-cell>
          <table:table-cell table:number-columns-repeated="3"/>
          <table:table-cell office:value-type="string" calcext:value-type="string">
            <text:p>эффективность</text:p>
          </table:table-cell>
          <table:table-cell table:number-columns-repeated="3"/>
        </table:table-row>
        <table:table-row table:style-name="ro1">
          <table:table-cell office:value-type="float" office:value="11.0512" calcext:value-type="float">
            <text:p>11,0512</text:p>
          </table:table-cell>
          <table:table-cell office:value-type="float" office:value="88.4171" calcext:value-type="float">
            <text:p>88,4171</text:p>
          </table:table-cell>
          <table:table-cell office:value-type="float" office:value="710.37" calcext:value-type="float">
            <text:p>710,37</text:p>
          </table:table-cell>
          <table:table-cell office:value-type="float" office:value="1" calcext:value-type="float">
            <text:p>1</text:p>
          </table:table-cell>
          <table:table-cell table:formula="of:=[.A$2]/[.A2]" office:value-type="float" office:value="1" calcext:value-type="float">
            <text:p>1</text:p>
          </table:table-cell>
          <table:table-cell table:formula="of:=[.B$2]/[.B2]" office:value-type="float" office:value="1" calcext:value-type="float">
            <text:p>1</text:p>
          </table:table-cell>
          <table:table-cell table:formula="of:=[.C$2]/[.C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E2]/[.$L2]" office:value-type="float" office:value="1" calcext:value-type="float">
            <text:p>1</text:p>
          </table:table-cell>
          <table:table-cell table:formula="of:=[.F2]/[.$L2]" office:value-type="float" office:value="1" calcext:value-type="float">
            <text:p>1</text:p>
          </table:table-cell>
          <table:table-cell table:formula="of:=[.G2]/[.$L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89707" calcext:value-type="float">
            <text:p>4,89707</text:p>
          </table:table-cell>
          <table:table-cell office:value-type="float" office:value="38.0747" calcext:value-type="float">
            <text:p>38,0747</text:p>
          </table:table-cell>
          <table:table-cell office:value-type="float" office:value="303.743" calcext:value-type="float">
            <text:p>303,743</text:p>
          </table:table-cell>
          <table:table-cell office:value-type="float" office:value="2" calcext:value-type="float">
            <text:p>2</text:p>
          </table:table-cell>
          <table:table-cell table:formula="of:=[.A$2]/[.A3]" office:value-type="float" office:value="2.2566963510834" calcext:value-type="float">
            <text:p>2,2566963511</text:p>
          </table:table-cell>
          <table:table-cell table:formula="of:=[.B$2]/[.B3]" office:value-type="float" office:value="2.3222008315233" calcext:value-type="float">
            <text:p>2,3222008315</text:p>
          </table:table-cell>
          <table:table-cell table:formula="of:=[.C$2]/[.C3]" office:value-type="float" office:value="2.33872056310763" calcext:value-type="float">
            <text:p>2,3387205631</text:p>
          </table:table-cell>
          <table:table-cell office:value-type="float" office:value="2" calcext:value-type="float">
            <text:p>2</text:p>
          </table:table-cell>
          <table:table-cell table:formula="of:=[.E3]/[.$L3]" office:value-type="float" office:value="1.1283481755417" calcext:value-type="float">
            <text:p>1,1283481755</text:p>
          </table:table-cell>
          <table:table-cell table:formula="of:=[.F3]/[.$L3]" office:value-type="float" office:value="1.16110041576165" calcext:value-type="float">
            <text:p>1,1611004158</text:p>
          </table:table-cell>
          <table:table-cell table:formula="of:=[.G3]/[.$L3]" office:value-type="float" office:value="1.16936028155381" calcext:value-type="float">
            <text:p>1,16936028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74983" calcext:value-type="float">
            <text:p>2,74983</text:p>
          </table:table-cell>
          <table:table-cell office:value-type="float" office:value="21.2406" calcext:value-type="float">
            <text:p>21,2406</text:p>
          </table:table-cell>
          <table:table-cell office:value-type="float" office:value="218.886" calcext:value-type="float">
            <text:p>218,886</text:p>
          </table:table-cell>
          <table:table-cell office:value-type="float" office:value="4" calcext:value-type="float">
            <text:p>4</text:p>
          </table:table-cell>
          <table:table-cell table:formula="of:=[.A$2]/[.A4]" office:value-type="float" office:value="4.01886662084565" calcext:value-type="float">
            <text:p>4,0188666208</text:p>
          </table:table-cell>
          <table:table-cell table:formula="of:=[.B$2]/[.B4]" office:value-type="float" office:value="4.16264606461211" calcext:value-type="float">
            <text:p>4,1626460646</text:p>
          </table:table-cell>
          <table:table-cell table:formula="of:=[.C$2]/[.C4]" office:value-type="float" office:value="3.24538801019709" calcext:value-type="float">
            <text:p>3,2453880102</text:p>
          </table:table-cell>
          <table:table-cell office:value-type="float" office:value="4" calcext:value-type="float">
            <text:p>4</text:p>
          </table:table-cell>
          <table:table-cell table:formula="of:=[.E4]/[.$L4]" office:value-type="float" office:value="1.00471665521141" calcext:value-type="float">
            <text:p>1,0047166552</text:p>
          </table:table-cell>
          <table:table-cell table:formula="of:=[.F4]/[.$L4]" office:value-type="float" office:value="1.04066151615303" calcext:value-type="float">
            <text:p>1,0406615162</text:p>
          </table:table-cell>
          <table:table-cell table:formula="of:=[.G4]/[.$L4]" office:value-type="float" office:value="0.811347002549272" calcext:value-type="float">
            <text:p>0,8113470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1135" calcext:value-type="float">
            <text:p>2,1135</text:p>
          </table:table-cell>
          <table:table-cell office:value-type="float" office:value="16.837" calcext:value-type="float">
            <text:p>16,837</text:p>
          </table:table-cell>
          <table:table-cell office:value-type="float" office:value="184.864" calcext:value-type="float">
            <text:p>184,864</text:p>
          </table:table-cell>
          <table:table-cell office:value-type="float" office:value="8" calcext:value-type="float">
            <text:p>8</text:p>
          </table:table-cell>
          <table:table-cell table:formula="of:=[.A$2]/[.A5]" office:value-type="float" office:value="5.22886207712326" calcext:value-type="float">
            <text:p>5,2288620771</text:p>
          </table:table-cell>
          <table:table-cell table:formula="of:=[.B$2]/[.B5]" office:value-type="float" office:value="5.25135713013007" calcext:value-type="float">
            <text:p>5,2513571301</text:p>
          </table:table-cell>
          <table:table-cell table:formula="of:=[.C$2]/[.C5]" office:value-type="float" office:value="3.84266271421153" calcext:value-type="float">
            <text:p>3,8426627142</text:p>
          </table:table-cell>
          <table:table-cell office:value-type="float" office:value="8" calcext:value-type="float">
            <text:p>8</text:p>
          </table:table-cell>
          <table:table-cell table:formula="of:=[.E5]/[.$L5]" office:value-type="float" office:value="0.653607759640407" calcext:value-type="float">
            <text:p>0,6536077596</text:p>
          </table:table-cell>
          <table:table-cell table:formula="of:=[.F5]/[.$L5]" office:value-type="float" office:value="0.656419641266259" calcext:value-type="float">
            <text:p>0,6564196413</text:p>
          </table:table-cell>
          <table:table-cell table:formula="of:=[.G5]/[.$L5]" office:value-type="float" office:value="0.480332839276441" calcext:value-type="float">
            <text:p>0,48033283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26167" calcext:value-type="float">
            <text:p>1,26167</text:p>
          </table:table-cell>
          <table:table-cell office:value-type="float" office:value="9.84446" calcext:value-type="float">
            <text:p>9,84446</text:p>
          </table:table-cell>
          <table:table-cell office:value-type="float" office:value="79.1437" calcext:value-type="float">
            <text:p>79,1437</text:p>
          </table:table-cell>
          <table:table-cell office:value-type="float" office:value="16" calcext:value-type="float">
            <text:p>16</text:p>
          </table:table-cell>
          <table:table-cell table:formula="of:=[.A$2]/[.A6]" office:value-type="float" office:value="8.75918425578796" calcext:value-type="float">
            <text:p>8,7591842558</text:p>
          </table:table-cell>
          <table:table-cell table:formula="of:=[.B$2]/[.B6]" office:value-type="float" office:value="8.9814068013888" calcext:value-type="float">
            <text:p>8,9814068014</text:p>
          </table:table-cell>
          <table:table-cell table:formula="of:=[.C$2]/[.C6]" office:value-type="float" office:value="8.97569863425642" calcext:value-type="float">
            <text:p>8,9756986343</text:p>
          </table:table-cell>
          <table:table-cell office:value-type="float" office:value="16" calcext:value-type="float">
            <text:p>16</text:p>
          </table:table-cell>
          <table:table-cell table:formula="of:=[.E6]/[.$L6]" office:value-type="float" office:value="0.547449015986748" calcext:value-type="float">
            <text:p>0,547449016</text:p>
          </table:table-cell>
          <table:table-cell table:formula="of:=[.F6]/[.$L6]" office:value-type="float" office:value="0.5613379250868" calcext:value-type="float">
            <text:p>0,5613379251</text:p>
          </table:table-cell>
          <table:table-cell table:formula="of:=[.G6]/[.$L6]" office:value-type="float" office:value="0.560981164641026" calcext:value-type="float">
            <text:p>0,56098116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.00.0000</text:date>, <text:time style:data-style-name="N2" text:time-value="23:16:31.01773826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3T01:15:32.869450574</dc:date>
    <meta:editing-duration>PT1H50M53S</meta:editing-duration>
    <meta:editing-cycles>2</meta:editing-cycles>
    <meta:generator>LibreOffice/5.1.6.2$Linux_X86_64 LibreOffice_project/10m0$Build-2</meta:generator>
    <meta:document-statistic meta:table-count="1" meta:cell-count="7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72cm" svg:y="0.316cm" chart:style-name="ch2">
          <text:p>Время исполнения</text:p>
        </chart:title>
        <chart:legend chart:legend-position="end" svg:x="13.915cm" svg:y="3.703cm" style:legend-expansion="high" chart:style-name="ch3"/>
        <chart:plot-area chart:style-name="ch4" table:cell-range-address="graph.C2:graph.D6 graph.A2:graph.B7 graph.C7:graph.C7" chart:data-source-has-labels="both" svg:x="0.32cm" svg:y="1.275cm" svg:width="13.275cm" svg:height="7.545cm">
          <chartooo:coordinate-region svg:x="1.127cm" svg:y="1.474cm" svg:width="12.282cm" svg:height="6.699cm"/>
          <chart:axis chart:dimension="x" chart:name="primary-x" chart:style-name="ch5" chartooo:axis-type="auto">
            <chartooo:date-scale/>
            <chart:categories table:cell-range-address="graph.D2:graph.D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.A2:graph.A6" chart:label-cell-address="graph.A7:graph.A7" chart:class="chart:line">
            <chart:data-point chart:repeated="5"/>
          </chart:series>
          <chart:series chart:style-name="ch8" chart:values-cell-range-address="graph.B2:graph.B6" chart:label-cell-address="graph.B7:graph.B7" chart:class="chart:line">
            <chart:data-point chart:repeated="5"/>
          </chart:series>
          <chart:series chart:style-name="ch9" chart:values-cell-range-address="graph.C2:graph.C6" chart:label-cell-address="graph.C7:graph.C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48</text:p>
                <draw:g>
                  <svg:desc>graph.A7:graph.A7</svg:desc>
                </draw:g>
              </table:table-cell>
              <table:table-cell office:value-type="string">
                <text:p>4096</text:p>
                <draw:g>
                  <svg:desc>graph.B7:graph.B7</svg:desc>
                </draw:g>
              </table:table-cell>
              <table:table-cell office:value-type="string">
                <text:p>8192</text:p>
                <draw:g>
                  <svg:desc>graph.C7:graph.C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ph.D2:graph.D6</svg:desc>
                </draw:g>
              </table:table-cell>
              <table:table-cell office:value-type="float" office:value="11.0512">
                <text:p>11.0512</text:p>
                <draw:g>
                  <svg:desc>graph.A2:graph.A6</svg:desc>
                </draw:g>
              </table:table-cell>
              <table:table-cell office:value-type="float" office:value="88.4171">
                <text:p>88.4171</text:p>
                <draw:g>
                  <svg:desc>graph.B2:graph.B6</svg:desc>
                </draw:g>
              </table:table-cell>
              <table:table-cell office:value-type="float" office:value="710.37">
                <text:p>710.37</text:p>
                <draw:g>
                  <svg:desc>graph.C2:graph.C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89707">
                <text:p>4.89707</text:p>
              </table:table-cell>
              <table:table-cell office:value-type="float" office:value="38.0747">
                <text:p>38.0747</text:p>
              </table:table-cell>
              <table:table-cell office:value-type="float" office:value="303.743">
                <text:p>303.7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74983">
                <text:p>2.74983</text:p>
              </table:table-cell>
              <table:table-cell office:value-type="float" office:value="21.2406">
                <text:p>21.2406</text:p>
              </table:table-cell>
              <table:table-cell office:value-type="float" office:value="218.886">
                <text:p>218.8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1135">
                <text:p>2.1135</text:p>
              </table:table-cell>
              <table:table-cell office:value-type="float" office:value="16.837">
                <text:p>16.837</text:p>
              </table:table-cell>
              <table:table-cell office:value-type="float" office:value="184.864">
                <text:p>184.8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26167">
                <text:p>1.26167</text:p>
              </table:table-cell>
              <table:table-cell office:value-type="float" office:value="9.84446">
                <text:p>9.84446</text:p>
              </table:table-cell>
              <table:table-cell office:value-type="float" office:value="79.1437">
                <text:p>79.1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58cm" svg:y="0.316cm" chart:style-name="ch2">
          <text:p>Ускорение</text:p>
        </chart:title>
        <chart:legend chart:legend-position="end" svg:x="13.915cm" svg:y="3.703cm" style:legend-expansion="high" chart:style-name="ch3"/>
        <chart:plot-area chart:style-name="ch4" table:cell-range-address="graph.G2:graph.H6 graph.E2:graph.F7 graph.G7:graph.G7" chart:data-source-has-labels="both" svg:x="0.32cm" svg:y="1.275cm" svg:width="13.275cm" svg:height="7.545cm">
          <chartooo:coordinate-region svg:x="0.756cm" svg:y="1.474cm" svg:width="12.467cm" svg:height="6.699cm"/>
          <chart:axis chart:dimension="x" chart:name="primary-x" chart:style-name="ch5" chartooo:axis-type="auto">
            <chartooo:date-scale/>
            <chart:categories table:cell-range-address="graph.H2:graph.H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.E2:graph.E6" chart:label-cell-address="graph.E7:graph.E7" chart:class="chart:line">
            <chart:data-point chart:repeated="5"/>
          </chart:series>
          <chart:series chart:style-name="ch8" chart:values-cell-range-address="graph.F2:graph.F6" chart:label-cell-address="graph.F7:graph.F7" chart:class="chart:line">
            <chart:data-point chart:repeated="5"/>
          </chart:series>
          <chart:series chart:style-name="ch9" chart:values-cell-range-address="graph.G2:graph.G6" chart:label-cell-address="graph.G7:graph.G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48</text:p>
                <draw:g>
                  <svg:desc>graph.E7:graph.E7</svg:desc>
                </draw:g>
              </table:table-cell>
              <table:table-cell office:value-type="string">
                <text:p>4096</text:p>
                <draw:g>
                  <svg:desc>graph.F7:graph.F7</svg:desc>
                </draw:g>
              </table:table-cell>
              <table:table-cell office:value-type="string">
                <text:p>8192</text:p>
                <draw:g>
                  <svg:desc>graph.G7:graph.G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ph.H2:graph.H6</svg:desc>
                </draw:g>
              </table:table-cell>
              <table:table-cell office:value-type="float" office:value="1">
                <text:p>1</text:p>
                <draw:g>
                  <svg:desc>graph.E2:graph.E6</svg:desc>
                </draw:g>
              </table:table-cell>
              <table:table-cell office:value-type="float" office:value="1">
                <text:p>1</text:p>
                <draw:g>
                  <svg:desc>graph.F2:graph.F6</svg:desc>
                </draw:g>
              </table:table-cell>
              <table:table-cell office:value-type="float" office:value="1">
                <text:p>1</text:p>
                <draw:g>
                  <svg:desc>graph.G2:graph.G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566963510834">
                <text:p>2.2566963510834</text:p>
              </table:table-cell>
              <table:table-cell office:value-type="float" office:value="2.3222008315233">
                <text:p>2.3222008315233</text:p>
              </table:table-cell>
              <table:table-cell office:value-type="float" office:value="2.33872056310763">
                <text:p>2.338720563107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01886662084565">
                <text:p>4.01886662084565</text:p>
              </table:table-cell>
              <table:table-cell office:value-type="float" office:value="4.16264606461211">
                <text:p>4.16264606461211</text:p>
              </table:table-cell>
              <table:table-cell office:value-type="float" office:value="3.24538801019709">
                <text:p>3.245388010197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22886207712326">
                <text:p>5.22886207712326</text:p>
              </table:table-cell>
              <table:table-cell office:value-type="float" office:value="5.25135713013007">
                <text:p>5.25135713013007</text:p>
              </table:table-cell>
              <table:table-cell office:value-type="float" office:value="3.84266271421153">
                <text:p>3.8426627142115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75918425578796">
                <text:p>8.75918425578796</text:p>
              </table:table-cell>
              <table:table-cell office:value-type="float" office:value="8.9814068013888">
                <text:p>8.9814068013888</text:p>
              </table:table-cell>
              <table:table-cell office:value-type="float" office:value="8.97569863425642">
                <text:p>8.975698634256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37cm" svg:y="0.316cm" chart:style-name="ch2">
          <text:p>Эффективность</text:p>
        </chart:title>
        <chart:legend chart:legend-position="end" svg:x="13.915cm" svg:y="3.703cm" style:legend-expansion="high" chart:style-name="ch3"/>
        <chart:plot-area chart:style-name="ch4" table:cell-range-address="graph.K2:graph.L6 graph.I2:graph.J7 graph.K7:graph.K7" chart:data-source-has-labels="both" svg:x="0.32cm" svg:y="1.275cm" svg:width="13.275cm" svg:height="7.545cm">
          <chartooo:coordinate-region svg:x="1.047cm" svg:y="1.475cm" svg:width="12.361cm" svg:height="6.698cm"/>
          <chart:axis chart:dimension="x" chart:name="primary-x" chart:style-name="ch5" chartooo:axis-type="auto">
            <chartooo:date-scale/>
            <chart:categories table:cell-range-address="graph.L2:graph.L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.I2:graph.I6" chart:label-cell-address="graph.I7:graph.I7" chart:class="chart:line">
            <chart:data-point chart:repeated="5"/>
          </chart:series>
          <chart:series chart:style-name="ch8" chart:values-cell-range-address="graph.J2:graph.J6" chart:label-cell-address="graph.J7:graph.J7" chart:class="chart:line">
            <chart:data-point chart:repeated="5"/>
          </chart:series>
          <chart:series chart:style-name="ch9" chart:values-cell-range-address="graph.K2:graph.K6" chart:label-cell-address="graph.K7:graph.K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48</text:p>
                <draw:g>
                  <svg:desc>graph.I7:graph.I7</svg:desc>
                </draw:g>
              </table:table-cell>
              <table:table-cell office:value-type="string">
                <text:p>4096</text:p>
                <draw:g>
                  <svg:desc>graph.J7:graph.J7</svg:desc>
                </draw:g>
              </table:table-cell>
              <table:table-cell office:value-type="string">
                <text:p>8192</text:p>
                <draw:g>
                  <svg:desc>graph.K7:graph.K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ph.L2:graph.L6</svg:desc>
                </draw:g>
              </table:table-cell>
              <table:table-cell office:value-type="float" office:value="1">
                <text:p>1</text:p>
                <draw:g>
                  <svg:desc>graph.I2:graph.I6</svg:desc>
                </draw:g>
              </table:table-cell>
              <table:table-cell office:value-type="float" office:value="1">
                <text:p>1</text:p>
                <draw:g>
                  <svg:desc>graph.J2:graph.J6</svg:desc>
                </draw:g>
              </table:table-cell>
              <table:table-cell office:value-type="float" office:value="1">
                <text:p>1</text:p>
                <draw:g>
                  <svg:desc>graph.K2:graph.K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1283481755417">
                <text:p>1.1283481755417</text:p>
              </table:table-cell>
              <table:table-cell office:value-type="float" office:value="1.16110041576165">
                <text:p>1.16110041576165</text:p>
              </table:table-cell>
              <table:table-cell office:value-type="float" office:value="1.16936028155381">
                <text:p>1.169360281553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0471665521141">
                <text:p>1.00471665521141</text:p>
              </table:table-cell>
              <table:table-cell office:value-type="float" office:value="1.04066151615303">
                <text:p>1.04066151615303</text:p>
              </table:table-cell>
              <table:table-cell office:value-type="float" office:value="0.811347002549272">
                <text:p>0.8113470025492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53607759640407">
                <text:p>0.653607759640407</text:p>
              </table:table-cell>
              <table:table-cell office:value-type="float" office:value="0.656419641266259">
                <text:p>0.656419641266259</text:p>
              </table:table-cell>
              <table:table-cell office:value-type="float" office:value="0.480332839276441">
                <text:p>0.4803328392764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47449015986748">
                <text:p>0.547449015986748</text:p>
              </table:table-cell>
              <table:table-cell office:value-type="float" office:value="0.5613379250868">
                <text:p>0.5613379250868</text:p>
              </table:table-cell>
              <table:table-cell office:value-type="float" office:value="0.560981164641026">
                <text:p>0.5609811646410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